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font-size="12pt"/>
    </style:style>
    <style:style style:name="gr1" style:family="graphic">
      <style:graphic-properties draw:stroke="solid" svg:stroke-width="0.051cm" svg:stroke-color="#000000" draw:marker-start-width="0.508cm" draw:marker-end-width="0.508cm" draw:fill="none" draw:fill-color="#ffffff" fo:min-height="1.46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649cm" draw:marker-end="Symmetric_20_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0000" draw:marker-start-width="0.508cm" draw:marker-end-width="0.508cm" draw:fill="none" draw:fill-color="#ffffff" fo:min-height="1.51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2" draw:style-name="gr1" draw:text-style-name="P2" svg:width="2.174cm" svg:height="1.512cm" svg:x="-0.623cm" svg:y="7.422cm"><draw:text-box><text:p text:style-name="P1">Equal time partition in each AP <text:s/></text:p></draw:text-box></draw:frame><draw:frame text:anchor-type="paragraph" draw:z-index="1" draw:name="Shape2" draw:style-name="gr2" draw:text-style-name="P2" svg:width="3.033cm" svg:height="1.512cm" svg:x="1.782cm" svg:y="7.438cm"><draw:text-box><text:p text:style-name="P1"><text:span text:style-name="T1">Equal</text:span> <text:span text:style-name="T1">throughput</text:span> partition in each AP <text:s/></text:p></draw:text-box></draw:frame><draw:line text:anchor-type="paragraph" draw:z-index="2" draw:name="Shape8" draw:style-name="gr3" draw:text-style-name="P1" svg:x1="3.318cm" svg:y1="6.837cm" svg:x2="0.046cm" svg:y2="6.837cm"><text:p/></draw:line><draw:line text:anchor-type="paragraph" draw:z-index="3" draw:name="Shape10" draw:style-name="gr3" draw:text-style-name="P1" svg:x1="1.46cm" svg:y1="6.837cm" svg:x2="1.46cm" svg:y2="6.255cm"><text:p/></draw:line><draw:line text:anchor-type="paragraph" draw:z-index="4" draw:name="Shape10" draw:style-name="gr4" draw:text-style-name="P3" svg:x1="3.263cm" svg:y1="6.777cm" svg:x2="3.263cm" svg:y2="7.438cm"><text:p/></draw:line><draw:line text:anchor-type="paragraph" draw:z-index="5" draw:name="Shape10" draw:style-name="gr4" draw:text-style-name="P3" svg:x1="0.12cm" svg:y1="6.777cm" svg:x2="0.12cm" svg:y2="7.423cm"><text:p/></draw:line><draw:frame text:anchor-type="paragraph" draw:z-index="6" draw:name="Shape2" draw:style-name="gr2" draw:text-style-name="P4" svg:width="3.17cm" svg:height="1.026cm" svg:x="0.757cm" svg:y="2.974cm"><draw:text-box><text:p>Proportional Inter <text:s text:c="4"/>AP Fairness </text:p></draw:text-box></draw:frame><draw:frame text:anchor-type="paragraph" draw:z-index="7" draw:name="Shape2" draw:style-name="gr5" draw:text-style-name="P5" svg:width="3.955cm" svg:height="1.567cm" svg:x="4.57cm" svg:y="0.123cm"><draw:text-box><text:p text:style-name="P1"><text:span text:style-name="T2">Centralised Throughput/ Fairness Optimisation</text:span></text:p></draw:text-box></draw:frame><draw:frame text:anchor-type="paragraph" draw:z-index="8" draw:name="Shape2" draw:style-name="gr1" draw:text-style-name="P2" svg:width="4.01cm" svg:height="1.512cm" svg:x="9.34cm" svg:y="2.893cm"><draw:text-box><text:p text:style-name="P1"><text:span text:style-name="T1">Aggregate</text:span> <text:span text:style-name="T1">Throughput</text:span> maximisation <text:span text:style-name="T1">without</text:span> <text:span text:style-name="T1">any</text:span> <text:span text:style-name="T1">fairness</text:span></text:p></draw:text-box></draw:frame><draw:frame text:anchor-type="paragraph" draw:z-index="9" draw:name="Shape2" draw:style-name="gr2" draw:text-style-name="P4" svg:width="2.456cm" svg:height="1.026cm" svg:x="0.155cm" svg:y="5.23cm"><draw:text-box><text:p text:style-name="P1">With intra AP Fairness</text:p></draw:text-box></draw:frame><draw:frame text:anchor-type="paragraph" draw:z-index="10" draw:name="Shape2" draw:style-name="gr2" draw:text-style-name="P4" svg:width="2.456cm" svg:height="1.026cm" svg:x="2.768cm" svg:y="5.165cm"><draw:text-box><text:p text:style-name="P1">Without intra AP Fairness</text:p></draw:text-box></draw:frame><draw:line text:anchor-type="paragraph" draw:z-index="11" draw:name="Shape10" draw:style-name="gr4" draw:text-style-name="P3" svg:x1="3.941cm" svg:y1="4.549cm" svg:x2="3.941cm" svg:y2="5.21cm"><text:p/></draw:line><draw:line text:anchor-type="paragraph" draw:z-index="12" draw:name="Shape10" draw:style-name="gr4" draw:text-style-name="P3" svg:x1="1.343cm" svg:y1="4.549cm" svg:x2="1.343cm" svg:y2="5.21cm"><text:p/></draw:line><draw:line text:anchor-type="paragraph" draw:z-index="13" draw:name="Shape8" draw:style-name="gr3" draw:text-style-name="P1" svg:x1="4.006cm" svg:y1="4.549cm" svg:x2="1.27cm" svg:y2="4.549cm"><text:p/></draw:line><draw:line text:anchor-type="paragraph" draw:z-index="14" draw:name="Shape10" draw:style-name="gr3" draw:text-style-name="P1" svg:x1="2.259cm" svg:y1="4.581cm" svg:x2="2.259cm" svg:y2="3.999cm"><text:p/></draw:line><draw:line text:anchor-type="paragraph" draw:z-index="15" draw:name="Shape10" draw:style-name="gr4" draw:text-style-name="P3" svg:x1="11.183cm" svg:y1="2.293cm" svg:x2="11.183cm" svg:y2="2.893cm"><text:p/></draw:line><draw:line text:anchor-type="paragraph" draw:z-index="16" draw:name="Shape10" draw:style-name="gr4" draw:text-style-name="P3" svg:x1="2.214cm" svg:y1="2.314cm" svg:x2="2.214cm" svg:y2="2.975cm"><text:p/></draw:line><draw:line text:anchor-type="paragraph" draw:z-index="17" draw:name="Shape8" draw:style-name="gr3" draw:text-style-name="P1" svg:x1="11.183cm" svg:y1="2.314cm" svg:x2="2.155cm" svg:y2="2.326cm"><text:p/></draw:line><draw:line text:anchor-type="paragraph" draw:z-index="18" draw:name="Shape10" draw:style-name="gr3" draw:text-style-name="P1" svg:x1="6.429cm" svg:y1="2.272cm" svg:x2="6.429cm" svg:y2="1.69cm"><text:p/></draw:line><draw:frame text:anchor-type="paragraph" draw:z-index="19" draw:name="Shape2" draw:style-name="gr1" draw:text-style-name="P4" svg:width="3.038cm" svg:height="1.512cm" svg:x="4.972cm" svg:y="2.935cm"><draw:text-box><text:p><text:s text:c="5"/>Max-Min</text:p><text:p>throughput based</text:p><text:p><text:s text:c="3"/>AP Fairness </text:p></draw:text-box></draw:frame><draw:line text:anchor-type="paragraph" draw:z-index="20" draw:name="Shape10" draw:style-name="gr4" draw:text-style-name="P3" svg:x1="6.442cm" svg:y1="2.335cm" svg:x2="6.442cm" svg:y2="2.93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cm" fo:page-height="10.7cm" style:num-format="1" style:print-orientation="portrait" fo:margin-top="1cm" fo:margin-bottom="0cm" fo:margin-left="1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40:46.741172013</meta:creation-date>
    <dc:date>2018-05-18T12:37:40.449679567</dc:date>
    <meta:editing-duration>PT7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